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Singleton</text:p>
      <text:p text:style-name="Normal">Imagine your app writing logs in 5 different places. If each place creates its own Logger instance, the log file might get jumbled. The<text:s/><text:span text:style-name="T2">Singleton Pattern</text:span><text:s/>ensures there's only<text:s/><text:span text:style-name="T3">one instance</text:span><text:s/>of Logger — like a single pen being used by everyone to write into the same notebook.</text:p>
      <text:p text:style-name="Normal"><draw:custom-shape svg:x="0in" svg:y="0in" svg:width="45.51042in" svg:height="0.00139in" draw:z-index="0" draw:id="id0" draw:style-name="a0" draw:name="Horizontal Line 13" text:anchor-type="as-char"><svg:title/><svg:desc/><draw:enhanced-geometry draw:type="non-primitive" svg:viewBox="0 0 21600 21600" draw:enhanced-path="M 0 0 L 21600 0 21600 21600 0 21600 Z N"/></draw:custom-shape><text:span text:style-name="T4"><text:s/>How Does This Code Work</text:span><text:span text:style-name="T5">?</text:span></text:p>
      <text:list text:style-name="LFO1" text:continue-numbering="true">
        <text:list-item>
          <text:p text:style-name="P6"><text:span text:style-name="T7">Private constructor</text:span><text:s/>makes sure no one can new Logger() from outside.</text:p>
        </text:list-item>
        <text:list-item>
          <text:p text:style-name="P8"><text:span text:style-name="T9">Static instance</text:span><text:s/>is created inside the class.</text:p>
        </text:list-item>
        <text:list-item>
          <text:p text:style-name="P10"><text:span text:style-name="T11">getInstance()</text:span><text:s/>method gives you that one and only instance.</text:p>
        </text:list-item>
        <text:list-item>
          <text:p text:style-name="P12">When we call getInstance() twice, both variables (logger1 and logger2) point to the<text:s/><text:span text:style-name="T13">same object in memory</text:span>.</text:p>
        </text:list-item>
      </text:list>
      <text:p text:style-name="Normal"><draw:custom-shape svg:x="0in" svg:y="0in" svg:width="45.51042in" svg:height="0.00139in" draw:z-index="0" draw:id="id1" draw:style-name="a1" draw:name="Horizontal Line 14" text:anchor-type="as-char"><svg:title/><svg:desc/><draw:enhanced-geometry draw:type="non-primitive" svg:viewBox="0 0 21600 21600" draw:enhanced-path="M 0 0 L 21600 0 21600 21600 0 21600 Z N"/></draw:custom-shap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umya Tiwari</meta:initial-creator>
    <dc:creator>Saumya Tiwari</dc:creator>
    <meta:creation-date>2025-06-21T18:27:00Z</meta:creation-date>
    <dc:date>2025-06-21T18:28:00Z</dc:date>
    <meta:template xlink:href="Normal.dotm" xlink:type="simple"/>
    <meta:editing-cycles>2</meta:editing-cycles>
    <meta:editing-duration>PT60S</meta:editing-duration>
    <meta:document-statistic meta:page-count="1" meta:paragraph-count="1" meta:word-count="88" meta:character-count="593" meta:row-count="4" meta:non-whitespace-character-count="506"/>
  </office:meta>
</office:document-meta>
</file>